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8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ABDALLAH Tadjidine Ben</text:p>
          </table:table-cell>
          <table:table-cell table:style-name="Default" office:value-type="string">
            <text:p>jaune-</text:p>
          </table:table-cell>
        </table:table-row>
        <table:table-row table:style-name="ro1">
          <table:table-cell office:value-type="string">
            <text:p>BORNE Mathias</text:p>
          </table:table-cell>
          <table:table-cell office:value-type="string">
            <text:p>Jaune +</text:p>
          </table:table-cell>
        </table:table-row>
        <table:table-row table:style-name="ro2">
          <table:table-cell office:value-type="string">
            <text:p>CHEVAILLER--THIERCY Toine</text:p>
          </table:table-cell>
          <table:table-cell office:value-type="string">
            <text:p>Verte +</text:p>
          </table:table-cell>
        </table:table-row>
        <table:table-row table:style-name="ro3">
          <table:table-cell office:value-type="string">
            <text:p>DUVAL Noah</text:p>
          </table:table-cell>
          <table:table-cell office:value-type="string">
            <text:p>verte foncee</text:p>
          </table:table-cell>
        </table:table-row>
        <table:table-row table:style-name="ro4">
          <table:table-cell table:style-name="ce2" office:value-type="string">
            <text:p>CISSE Mohamed</text:p>
          </table:table-cell>
          <table:table-cell office:value-type="string">
            <text:p>verte simple</text:p>
          </table:table-cell>
        </table:table-row>
        <table:table-row table:style-name="ro1">
          <table:table-cell table:style-name="ce3" office:value-type="string">
            <text:p>EL MIR Hatem</text:p>
          </table:table-cell>
          <table:table-cell office:value-type="string">
            <text:p>verte simple</text:p>
          </table:table-cell>
        </table:table-row>
        <table:table-row table:style-name="ro2">
          <table:table-cell office:value-type="string">
            <text:p>FAYEQ Mohammad Asil</text:p>
          </table:table-cell>
          <table:table-cell table:style-name="Default" office:value-type="string">
            <text:p>Jaune +</text:p>
          </table:table-cell>
        </table:table-row>
        <table:table-row table:style-name="ro2">
          <table:table-cell office:value-type="string">
            <text:p>GONZALEZ ROSA Angel David</text:p>
          </table:table-cell>
          <table:table-cell table:style-name="Default" office:value-type="string">
            <text:p>verte simple</text:p>
          </table:table-cell>
        </table:table-row>
        <table:table-row table:style-name="ro1">
          <table:table-cell office:value-type="string">
            <text:p>GOUACHON Marcus</text:p>
          </table:table-cell>
          <table:table-cell office:value-type="string">
            <text:p>verte claire +</text:p>
          </table:table-cell>
        </table:table-row>
        <table:table-row table:style-name="ro1">
          <table:table-cell office:value-type="string">
            <text:p>GRUNENWALD Nathan</text:p>
          </table:table-cell>
          <table:table-cell office:value-type="string">
            <text:p>verte foncé</text:p>
          </table:table-cell>
        </table:table-row>
        <table:table-row table:style-name="ro1">
          <table:table-cell office:value-type="string">
            <text:p>SERGE Albert</text:p>
          </table:table-cell>
          <table:table-cell office:value-type="string">
            <text:p>Verte +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7">17/11/2025</text:date>, <text:time>17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7T16:55:54.89</meta:creation-date>
    <dc:date>2025-11-17T17:56:45.06</dc:date>
    <meta:editing-duration>PT45M39S</meta:editing-duration>
    <meta:editing-cycles>2</meta:editing-cycles>
    <meta:generator>OpenOffice/4.1.15$Win32 OpenOffice.org_project/4115m2$Build-9813</meta:generator>
    <meta:document-statistic meta:table-count="3" meta:cell-count="22" meta:object-count="0"/>
  </office:meta>
</office:document-meta>
</file>